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>
      <style:text-properties fo:language="en" fo:country="US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efore we start calculating : <text:line-break/><text:line-break/>1. MAIN tables : the ones that we display. We have <text:s/>K as a backtracking number and we generate 2 empty tables <text:tab/>(lets call them MAIN Tables) where we will keep our results of each calculation</text:p>
      <text:p text:style-name="P1"/>
      <text:list xml:id="list5992914416335097584" text:style-name="L1">
        <text:list-item>
          <text:p text:style-name="P3">We need to have table of <text:s/>tables( k-th MAIN table with new added tile) <text:s/>of size k for our best chosen results, that will be initialized with zero in the beginning.</text:p>
        </text:list-item>
      </text:list>
      <text:p text:style-name="Standard"/>
      <text:p text:style-name="P1">Algorithm: </text:p>
      <text:p text:style-name="P1"/>
      <text:p text:style-name="P1">from 0 until shape_amount</text:p>
      <text:p text:style-name="P1"><text:tab/>for each MAIN TABLE == from 0 until K</text:p>
      <text:p text:style-name="P1"><text:tab/><text:tab/>for each shape</text:p>
      <text:p text:style-name="P1"><text:tab/><text:tab/> <text:s text:c="3"/>for y </text:p>
      <text:p text:style-name="P1"><text:tab/><text:tab/><text:tab/>for x </text:p>
      <text:p text:style-name="P1"><text:tab/><text:tab/><text:tab/><text:tab/>for each shape rotation</text:p>
      <text:p text:style-name="P1"><text:tab/><text:tab/><text:tab/><text:tab/>{</text:p>
      <text:p text:style-name="P1"><text:tab/><text:tab/><text:tab/><text:tab/> <text:s text:c="5"/>check the evaluation (EVALUATE) of how good the position is</text:p>
      <text:p text:style-name="P1"><text:tab/><text:tab/><text:tab/> <text:s text:c="17"/>check if we can add it to the table of currently found best results</text:p>
      <text:p text:style-name="P1"><text:tab/><text:tab/><text:tab/><text:tab/><text:tab/>if yes : add the table+new shape to list of good results</text:p>
      <text:p text:style-name="P1"><text:tab/><text:tab/><text:tab/><text:tab/><text:tab/>if no : just skip it</text:p>
      <text:p text:style-name="P1"><text:tab/><text:tab/><text:tab/><text:tab/>}<text:line-break/><text:tab/></text:p>
      <text:p text:style-name="P1"><text:tab/>Copy K best results into our MAIN TABLES</text:p>
      <text:p text:style-name="P1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M55S</meta:editing-duration>
    <meta:editing-cycles>5</meta:editing-cycles>
    <meta:generator>OpenOffice/4.1.1$Win32 OpenOffice.org_project/411m6$Build-9775</meta:generator>
    <dc:date>2016-11-11T20:12:29.11</dc:date>
    <meta:document-statistic meta:table-count="0" meta:image-count="0" meta:object-count="0" meta:page-count="1" meta:paragraph-count="17" meta:word-count="150" meta:character-count="827"/>
    <meta:user-defined meta:name="Info 1"/>
    <meta:user-defined meta:name="Info 2"/>
    <meta:user-defined meta:name="Info 3"/>
    <meta:user-defined meta:name="Info 4"/>
  </office:meta>
</office:document-meta>
</file>